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4.3854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8102in"/>
    </style:style>
    <style:style style:name="co7" style:family="table-column">
      <style:table-column-properties fo:break-before="auto" style:column-width="1.1555in"/>
    </style:style>
    <style:style style:name="ro9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3898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5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 Unicode M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4d4d4d" style:text-outline="false" style:text-line-through-styl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fla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example_1</text:p>
          </table:table-cell>
          <table:table-cell table:style-name="ce1" office:value-type="string">
            <text:p>example_2</text:p>
          </table:table-cell>
          <table:table-cell table:style-name="ce6" office:value-type="string">
            <text:p>multi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I have a diver down, keep well clear at slow speed</text:p>
          </table:table-cell>
          <table:table-cell office:value-type="string">
            <text:p>A + C = I am abandoning my vessel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Bravo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 am taking on or discharging explosives</text:p>
          </table:table-cell>
          <table:table-cell office:value-type="string">
            <text:p>B + R = I require a helicopter urgently</text:p>
          </table:table-cell>
          <table:table-cell office:value-type="string">
            <text:p>B + ! + 1 = You may alight on deck; I am ready to receive you forward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harlie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(Affirmative)</text:p>
          </table:table-cell>
          <table:table-cell office:value-type="string">
            <text:p>N + C = I am in distress</text:p>
          </table:table-cell>
          <table:table-cell office:value-type="string">
            <text:p>C + B + 6 = I require immediate assistance, I am on fir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elta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Keep clear, I am maneuvering with difficulty</text:p>
          </table:table-cell>
          <table:table-cell office:value-type="string">
            <text:p>D + V = I am drifting </text:p>
          </table:table-cell>
          <table:table-cell office:value-type="string">
            <text:p>D + H + 1 = I have no motor boat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Echo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 am altering my course to starboard</text:p>
          </table:table-cell>
          <table:table-cell office:value-type="string">
            <text:p>E + X = <text:s/>I am lost or unsure of my position</text:p>
          </table:table-cell>
          <table:table-cell office:value-type="string">
            <text:p>E + U + 1 = What is your present position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Foxtrot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I am disabled, communicate with me</text:p>
          </table:table-cell>
          <table:table-cell office:value-type="string">
            <text:p>F + M = Visual contact with vessel is not continuous</text:p>
          </table:table-cell>
          <table:table-cell office:value-type="string">
            <text:p>F + C + 1 = You should indicate your position by rockets or flare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Golf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string">
            <text:p>I require a pilot</text:p>
          </table:table-cell>
          <table:table-cell office:value-type="string">
            <text:p>G + Z = All persons saved</text:p>
          </table:table-cell>
          <table:table-cell office:value-type="string">
            <text:p>G + C + 1 = Search results are negative; continuing search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Hotel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string">
            <text:p>I have a pilot on board</text:p>
          </table:table-cell>
          <table:table-cell office:value-type="string">
            <text:p>H + V = have you been in a collision?</text:p>
          </table:table-cell>
          <table:table-cell office:value-type="string">
            <text:p>H + X + 7 = I have collided with floating ice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India</text:p>
          </table:table-cell>
          <table:table-cell office:value-type="float" office:value="8">
            <text:p>8</text:p>
          </table:table-cell>
          <table:table-cell table:style-name="Default" office:value-type="string">
            <text:p>i</text:p>
          </table:table-cell>
          <table:table-cell office:value-type="string">
            <text:p>I am altering my course to port</text:p>
          </table:table-cell>
          <table:table-cell office:value-type="string">
            <text:p>I + T = I am on fire</text:p>
          </table:table-cell>
          <table:table-cell office:value-type="string">
            <text:p>I + B + 1 = My vessel is seriously damaged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string">
            <text:p>Juliet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I am leaking dangerous cargo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J + D + 2 = Explosion has occurred in carg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Kilo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I wish to communicate with you</text:p>
          </table:table-cell>
          <table:table-cell office:value-type="string">
            <text:p>K + C = My hold is flooded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Lima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  <table:table-cell office:value-type="string">
            <text:p>You should stop your vessel instantly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M</text:p>
          </table:table-cell>
          <table:table-cell office:value-type="string">
            <text:p>Mike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My vessel is stopped and making no headway</text:p>
          </table:table-cell>
          <table:table-cell office:value-type="string">
            <text:p>U + M = The harbor is closed to traffic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(Negative)</text:p>
          </table:table-cell>
          <table:table-cell office:value-type="string">
            <text:p>N + C = I am in distress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scar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office:value-type="string">
            <text:p>Man overboard</text:p>
          </table:table-cell>
          <table:table-cell office:value-type="string">
            <text:p>S + O = You should stop your vessel immediately</text:p>
          </table:table-cell>
          <table:table-cell office:value-type="string">
            <text:p>O + S + 1 = You should keep a lookout for mine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string">
            <text:p>Papa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All aboard, vessel is about to proceed to sea, a.k.a. the Blue Peter</text:p>
          </table:table-cell>
          <table:table-cell office:value-type="string">
            <text:p>P + D = Your navigation lights are not visible</text:p>
          </table:table-cell>
          <table:table-cell office:value-type="string">
            <text:p>P + O + 8 = You should travel under my stern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Q</text:p>
          </table:table-cell>
          <table:table-cell office:value-type="string">
            <text:p>Quebec</text:p>
          </table:table-cell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office:value-type="string">
            <text:p>My vessel is healthy and I request free practique (permission to enter port with assurance that the ship is free from contagious disease)</text:p>
          </table:table-cell>
          <table:table-cell office:value-type="string">
            <text:p>Q + T = I am going astern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R</text:p>
          </table:table-cell>
          <table:table-cell office:value-type="string">
            <text:p>Romeo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style-name="ce5" office:value-type="string">
            <text:p> Preparing to replenish at sea</text:p>
          </table:table-cell>
          <table:table-cell office:value-type="string">
            <text:p>B + R = I require a helicopter urgently</text:p>
          </table:table-cell>
          <table:table-cell office:value-type="string">
            <text:p>R + D + 2 = I am unable to weigh my anchor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</text:p>
          </table:table-cell>
          <table:table-cell office:value-type="string">
            <text:p>Sierra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office:value-type="string">
            <text:p>My engines are going full-speed astern</text:p>
          </table:table-cell>
          <table:table-cell office:value-type="string">
            <text:p>S + O = You should stop your vessel immediately</text:p>
          </table:table-cell>
          <table:table-cell office:value-type="string">
            <text:p>S + U + 5 = My cargo is livestoc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Tango</text:p>
          </table:table-cell>
          <table:table-cell office:value-type="float" office:value="19">
            <text:p>19</text:p>
          </table:table-cell>
          <table:table-cell office:value-type="string">
            <text:p>t</text:p>
          </table:table-cell>
          <table:table-cell office:value-type="string">
            <text:p>Do not pass ahead of me</text:p>
          </table:table-cell>
          <table:table-cell office:value-type="string">
            <text:p>Q + T = I am going astern</text:p>
          </table:table-cell>
          <table:table-cell office:value-type="string">
            <text:p>T + E + 2 = I am long-line fishing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U</text:p>
          </table:table-cell>
          <table:table-cell office:value-type="string">
            <text:p>Uniform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string">
            <text:p>You are running into danger</text:p>
          </table:table-cell>
          <table:table-cell office:value-type="string">
            <text:p>U + M = The harbor is closed to traffic</text:p>
          </table:table-cell>
          <table:table-cell office:value-type="string">
            <text:p>U + Q + 1 = You should wait outside the harbor until dayligh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V</text:p>
          </table:table-cell>
          <table:table-cell office:value-type="string">
            <text:p>Victor</text:p>
          </table:table-cell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I require assistance (not in distress)</text:p>
          </table:table-cell>
          <table:table-cell office:value-type="string">
            <text:p>H + V = Have you been in a collision?</text:p>
          </table:table-cell>
          <table:table-cell office:value-type="string">
            <text:p>V + C + 2 = Where can I find coal nearby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Whiskey</text:p>
          </table:table-cell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I require medical assistance</text:p>
          </table:table-cell>
          <table:table-cell office:value-type="string">
            <text:p>W + C = Vessel is fast on ice and needs an icebreaker</text:p>
          </table:table-cell>
          <table:table-cell office:value-type="string">
            <text:p>W + P + 1 = Barometer is falling rapidly <text:s text:c="2"/>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X-ray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office:value-type="string">
            <text:p>Stop carrying out your intentions and wait for my signal</text:p>
          </table:table-cell>
          <table:table-cell office:value-type="string">
            <text:p>X + O = Visibility is expected to decrease</text:p>
          </table:table-cell>
          <table:table-cell office:value-type="string">
            <text:p>X + T + 1 = Weather expected is good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string">
            <text:p>Yankee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string">
            <text:p>I am dragging my anchor</text:p>
          </table:table-cell>
          <table:table-cell office:value-type="string">
            <text:p>Y + N = Cancel my last signal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Z</text:p>
          </table:table-cell>
          <table:table-cell office:value-type="string">
            <text:p>Zulu</text:p>
          </table:table-cell>
          <table:table-cell office:value-type="float" office:value="25">
            <text:p>25</text:p>
          </table:table-cell>
          <table:table-cell office:value-type="string">
            <text:p>z</text:p>
          </table:table-cell>
          <table:table-cell office:value-type="string">
            <text:p>I require a tug</text:p>
          </table:table-cell>
          <table:table-cell office:value-type="string">
            <text:p>Z + L = Your signal has been received but not understoo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ne</text:p>
            <text:p/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A + N + 1 = I need a doctor, I have severe burns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J + D + 2 = Explosion has occurred in cargo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L + Z + 3 = What is the state of the channel?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N + E + 4 = You should proceed with great caution; keep clear of firing rang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S + U + 5 = My cargo is livestock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M + Y + 6 = It is dangerous to approach my vessel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H + X + 7 = I have collided with floating ic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C + B + 8 = I require immediate assistance: <text:s/>my propeller shaft is broken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I + A + 9 = I have received damage to my propellers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V + S + 0 = The ice is not obstructing navigation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First Substitute</text:p>
          </table:table-cell>
          <table:table-cell office:value-type="float" office:value="36">
            <text:p>36</text:p>
          </table:table-cell>
          <table:table-cell table:style-name="ce4" office:value-type="string">
            <text:p>!</text:p>
          </table:table-cell>
          <table:table-cell office:value-type="string">
            <text:p>Repeat the flag that appears in the first position in this hoist.</text:p>
          </table:table-cell>
          <table:table-cell table:style-name="ce4" office:value-type="string">
            <text:p>M + O + ! = Mom</text:p>
          </table:table-cell>
          <table:table-cell table:style-name="Default" office:value-type="string">
            <text:p>null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Second Substitute</text:p>
          </table:table-cell>
          <table:table-cell office:value-type="float" office:value="37">
            <text:p>37</text:p>
          </table:table-cell>
          <table:table-cell table:style-name="ce4" office:value-type="string">
            <text:p>@</text:p>
          </table:table-cell>
          <table:table-cell office:value-type="string">
            <text:p>Repeat the flag that appears in the second position in this hoist.</text:p>
          </table:table-cell>
          <table:table-cell table:style-name="ce4" office:value-type="string">
            <text:p>M + O + @ = Moo</text:p>
          </table:table-cell>
          <table:table-cell table:style-name="Default" office:value-type="string">
            <text:p>null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Third Substitute</text:p>
          </table:table-cell>
          <table:table-cell office:value-type="float" office:value="38">
            <text:p>38</text:p>
          </table:table-cell>
          <table:table-cell table:style-name="ce4" office:value-type="string">
            <text:p>#</text:p>
          </table:table-cell>
          <table:table-cell office:value-type="string">
            <text:p>Repeat the flag that appears in the third position in this hoist.</text:p>
          </table:table-cell>
          <table:table-cell table:style-name="ce4" office:value-type="string">
            <text:p>M + O + S + # = Moss</text:p>
          </table:table-cell>
          <table:table-cell table:style-name="Default" office:value-type="string">
            <text:p>null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table-cell table:number-columns-repeated="2" table:style-name="ce3" office:value-type="string">
            <text:p>Fourth Substitute</text:p>
          </table:table-cell>
          <table:table-cell office:value-type="float" office:value="39">
            <text:p>39</text:p>
          </table:table-cell>
          <table:table-cell table:style-name="ce4" office:value-type="string">
            <text:p>$</text:p>
          </table:table-cell>
          <table:table-cell office:value-type="string">
            <text:p>Repeat the flag that appears in the fourth position in this hoist.</text:p>
          </table:table-cell>
          <table:table-cell table:style-name="ce4" office:value-type="string">
            <text:p>A + M + ! + S + $ = Amass</text:p>
          </table:table-cell>
          <table:table-cell table:style-name="Default" office:value-type="string">
            <text:p>null</text:p>
          </table:table-cell>
          <table:table-cell table:style-name="ce7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3:08:59</meta:creation-date>
    <dc:date>2012-01-26T12:06:03</dc:date>
    <meta:editing-duration>PT3H39M28S</meta:editing-duration>
    <meta:editing-cycles>12</meta:editing-cycles>
    <meta:generator>OpenOffice.org/3.3$Unix OpenOffice.org_project/330m20$Build-9567</meta:generator>
    <meta:document-statistic meta:table-count="3" meta:cell-count="328" meta:object-count="0"/>
    <meta:user-defined meta:name=""/>
  </office:meta>
</office:document-meta>
</file>